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2C5000033D994D2C272.svm"/>
  <manifest:file-entry manifest:media-type="" manifest:full-path="Pictures/200000070000490300003035F5B8252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G CORE</text:p>
      <text:p text:style-name="P1"/>
      <text:p text:style-name="P2">AMBITOS DE UN BEAN:</text:p>
      <text:p text:style-name="P2"/>
      <text:p text:style-name="P2"><draw:frame draw:style-name="fr1" draw:name="gráficos1" text:anchor-type="paragraph" svg:width="17cm" svg:height="11.224cm" draw:z-index="0"><draw:image xlink:href="Pictures/200000070000490300003035F5B8252B.svm" xlink:type="simple" xlink:show="embed" xlink:actuate="onLoad"/></draw:frame></text:p>
      <text:p text:style-name="P2"/>
      <text:p text:style-name="P2"/>
      <text:p text:style-name="P2">SINGLETON: Spring nos permite configurar cuantas instancias podemos declarar de esa clase. Ya que en vez de crear muchos objetos para inyectar varios beans, SINGLETON nos permite declarar solo una instancia para inyectar varios beans, por lo cual en memoria solo habrá una instancia de esa clase que comparte para los beans que necesitemos.</text:p>
      <text:p text:style-name="P2"/>
      <text:p text:style-name="P2"><draw:frame draw:style-name="fr2" draw:name="gráficos2" text:anchor-type="paragraph" svg:width="15.057cm" svg:height="8.961cm" draw:z-index="1"><draw:image xlink:href="Pictures/20000007000052C5000033D994D2C272.svm" xlink:type="simple" xlink:show="embed" xlink:actuate="onLoad"/></draw:frame><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4T21:57:10.92</meta:creation-date>
    <dc:date>2020-02-26T20:09:33.58</dc:date>
    <meta:editing-duration>PT35M16S</meta:editing-duration>
    <meta:editing-cycles>3</meta:editing-cycles>
    <meta:generator>OpenOffice/4.1.7$Win32 OpenOffice.org_project/417m1$Build-9800</meta:generator>
    <meta:document-statistic meta:table-count="0" meta:image-count="2" meta:object-count="0" meta:page-count="2" meta:paragraph-count="3" meta:word-count="60" meta:character-count="370"/>
  </office:meta>
</office:document-meta>
</file>